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D000000455C9DAC3907892615.png" manifest:media-type="image/png"/>
  <manifest:file-entry manifest:full-path="Pictures/100000010000030800000056E665F85D9C85C719.png" manifest:media-type="image/png"/>
  <manifest:file-entry manifest:full-path="Pictures/1000000100000267000000353AC3AD8138DB270C.png" manifest:media-type="image/png"/>
  <manifest:file-entry manifest:full-path="Pictures/10000001000003360000021C2767A946EBE4D3D3.png" manifest:media-type="image/png"/>
  <manifest:file-entry manifest:full-path="Pictures/10000001000007800000043813075F24AF5D6955.png" manifest:media-type="image/png"/>
  <manifest:file-entry manifest:full-path="Pictures/100000010000078000000438E8B6AE6748D4C752.png" manifest:media-type="image/png"/>
  <manifest:file-entry manifest:full-path="Pictures/100000010000030A0000010537BDE6653A583828.png" manifest:media-type="image/png"/>
  <manifest:file-entry manifest:full-path="Pictures/100000010000030A00000105A7A2EB0AA47AFB52.png" manifest:media-type="image/png"/>
  <manifest:file-entry manifest:full-path="Pictures/1000000100000780000004388150CE7FFF44A60B.png" manifest:media-type="image/png"/>
  <manifest:file-entry manifest:full-path="Pictures/100000010000030A00000105B0C77133154733B0.png" manifest:media-type="image/png"/>
  <manifest:file-entry manifest:full-path="Pictures/100000010000031D000001EC2E484B6F5C37EBEF.png" manifest:media-type="image/png"/>
  <manifest:file-entry manifest:full-path="Pictures/100000010000078000000438B5BB89B87F6D6898.png" manifest:media-type="image/png"/>
  <manifest:file-entry manifest:full-path="Pictures/10000001000002EE000000A9C559DA0FBA9B0B2D.png" manifest:media-type="image/png"/>
  <manifest:file-entry manifest:full-path="Pictures/10000001000003390000022ADDF58BEE5365AA6C.png" manifest:media-type="image/png"/>
  <manifest:file-entry manifest:full-path="Pictures/1000000100000334000001348DDDFAA93D29D0A0.png" manifest:media-type="image/png"/>
  <manifest:file-entry manifest:full-path="Pictures/10000001000003390000022A3AD8FF895E69808F.png" manifest:media-type="image/png"/>
  <manifest:file-entry manifest:full-path="Pictures/100000010000031D000001ECAC6AB3C58C72FB3F.png" manifest:media-type="image/png"/>
  <manifest:file-entry manifest:full-path="Pictures/1000000100000780000004389AB57C0D3C92250A.png" manifest:media-type="image/png"/>
  <manifest:file-entry manifest:full-path="Pictures/100000010000031F0000022695C58D4D299DE082.png" manifest:media-type="image/png"/>
  <manifest:file-entry manifest:full-path="Pictures/1000000100000780000004387119E172486FD4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319in" svg:y="-0.2953in" svg:width="6.6929in" svg:height="4.6071in" draw:z-index="0"><draw:image xlink:href="Pictures/100000010000031F0000022695C58D4D299DE082.png" xlink:type="simple" xlink:show="embed" xlink:actuate="onLoad" draw:mime-type="image/png"/></draw:frame><draw:frame draw:style-name="fr1" draw:name="Image3" text:anchor-type="char" svg:x="0.0083in" svg:y="7.7681in" svg:width="6.6929in" svg:height="2.2453in" draw:z-index="2"><draw:image xlink:href="Pictures/100000010000030A0000010537BDE6653A583828.png" xlink:type="simple" xlink:show="embed" xlink:actuate="onLoad" draw:mime-type="image/png"/></draw:frame><text:s text:c="4"/><draw:frame draw:style-name="fr1" draw:name="Image2" text:anchor-type="char" svg:x="0.0846in" svg:y="4.7075in" svg:width="6.6929in" svg:height="2.2453in" draw:z-index="1"><draw:image xlink:href="Pictures/100000010000030A00000105B0C77133154733B0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><draw:frame draw:style-name="fr2" draw:name="Image4" text:anchor-type="char" svg:width="6.6929in" svg:height="2.2453in" draw:z-index="3"><draw:image xlink:href="Pictures/100000010000030A00000105A7A2EB0AA47AFB52.png" xlink:type="simple" xlink:show="embed" xlink:actuate="onLoad" draw:mime-type="image/png"/></draw:frame><draw:frame draw:style-name="fr1" draw:name="Image5" text:anchor-type="char" svg:x="-0.0311in" svg:y="2.5138in" svg:width="6.6929in" svg:height="1.5075in" draw:z-index="4"><draw:image xlink:href="Pictures/10000001000002EE000000A9C559DA0FBA9B0B2D.png" xlink:type="simple" xlink:show="embed" xlink:actuate="onLoad" draw:mime-type="image/png"/></draw:frame><draw:frame draw:style-name="fr1" draw:name="Image6" text:anchor-type="char" svg:x="-0.0472in" svg:y="5.4673in" svg:width="6.6929in" svg:height="4.1311in" draw:z-index="5"><draw:image xlink:href="Pictures/100000010000031D000001EC2E484B6F5C37EBEF.png" xlink:type="simple" xlink:show="embed" xlink:actuate="onLoad" draw:mime-type="image/png"/></draw:frame></text:p>
      <text:p text:style-name="P1"><draw:frame draw:style-name="fr2" draw:name="Image7" text:anchor-type="char" svg:width="6.6929in" svg:height="4.1311in" draw:z-index="6"><draw:image xlink:href="Pictures/100000010000031D000001ECAC6AB3C58C72FB3F.png" xlink:type="simple" xlink:show="embed" xlink:actuate="onLoad" draw:mime-type="image/png"/></draw:frame><draw:frame draw:style-name="fr1" draw:name="Image8" text:anchor-type="char" svg:x="-0.0626in" svg:y="5.7638in" svg:width="6.6929in" svg:height="4.1311in" draw:z-index="7"><draw:image xlink:href="Pictures/100000010000031D000001EC2E484B6F5C37EBEF.png" xlink:type="simple" xlink:show="embed" xlink:actuate="onLoad" draw:mime-type="image/png"/></draw:frame></text:p>
      <text:p text:style-name="P1"><draw:frame draw:style-name="fr2" draw:name="Image9" text:anchor-type="char" svg:width="6.6929in" svg:height="2.5138in" draw:z-index="8"><draw:image xlink:href="Pictures/1000000100000334000001348DDDFAA93D29D0A0.png" xlink:type="simple" xlink:show="embed" xlink:actuate="onLoad" draw:mime-type="image/png"/></draw:frame><draw:frame draw:style-name="fr1" draw:name="Image10" text:anchor-type="char" svg:x="0in" svg:y="4.4937in" svg:width="6.6929in" svg:height="4.4945in" draw:z-index="9"><draw:image xlink:href="Pictures/10000001000003390000022ADDF58BEE5365AA6C.png" xlink:type="simple" xlink:show="embed" xlink:actuate="onLoad" draw:mime-type="image/png"/></draw:frame></text:p>
      <text:p text:style-name="P1"><draw:frame draw:style-name="fr2" draw:name="Image11" text:anchor-type="char" svg:width="6.6929in" svg:height="3.7646in" draw:z-index="10"><draw:image xlink:href="Pictures/1000000100000780000004389AB57C0D3C92250A.png" xlink:type="simple" xlink:show="embed" xlink:actuate="onLoad" draw:mime-type="image/png"/></draw:frame><draw:frame draw:style-name="fr1" draw:name="Image12" text:anchor-type="char" svg:x="-0.1252in" svg:y="4.2453in" svg:width="6.6929in" svg:height="3.7646in" draw:z-index="11"><draw:image xlink:href="Pictures/100000010000078000000438B5BB89B87F6D6898.png" xlink:type="simple" xlink:show="embed" xlink:actuate="onLoad" draw:mime-type="image/png"/></draw:frame></text:p>
      <text:p text:style-name="P1"><draw:frame draw:style-name="fr2" draw:name="Image13" text:anchor-type="char" svg:width="6.6929in" svg:height="4.4945in" draw:z-index="12"><draw:image xlink:href="Pictures/10000001000003390000022A3AD8FF895E69808F.png" xlink:type="simple" xlink:show="embed" xlink:actuate="onLoad" draw:mime-type="image/png"/></draw:frame><draw:frame draw:style-name="fr1" draw:name="Image14" text:anchor-type="char" svg:x="-0.1098in" svg:y="6.1547in" svg:width="6.6929in" svg:height="3.7646in" draw:z-index="13"><draw:image xlink:href="Pictures/1000000100000780000004387119E172486FD4B8.png" xlink:type="simple" xlink:show="embed" xlink:actuate="onLoad" draw:mime-type="image/png"/></draw:frame></text:p>
      <text:p text:style-name="P1"><draw:frame draw:style-name="fr2" draw:name="Image15" text:anchor-type="char" svg:width="6.6929in" svg:height="3.7646in" draw:z-index="14"><draw:image xlink:href="Pictures/100000010000078000000438E8B6AE6748D4C752.png" xlink:type="simple" xlink:show="embed" xlink:actuate="onLoad" draw:mime-type="image/png"/></draw:frame><draw:frame draw:style-name="fr1" draw:name="Image16" text:anchor-type="char" svg:x="-0.1173in" svg:y="4.5437in" svg:width="6.6929in" svg:height="3.7646in" draw:z-index="15"><draw:image xlink:href="Pictures/10000001000007800000043813075F24AF5D6955.png" xlink:type="simple" xlink:show="embed" xlink:actuate="onLoad" draw:mime-type="image/png"/></draw:frame></text:p>
      <text:p text:style-name="P1"><draw:frame draw:style-name="fr2" draw:name="Image17" text:anchor-type="char" svg:width="6.6929in" svg:height="3.7646in" draw:z-index="16"><draw:image xlink:href="Pictures/1000000100000780000004388150CE7FFF44A60B.png" xlink:type="simple" xlink:show="embed" xlink:actuate="onLoad" draw:mime-type="image/png"/></draw:frame><draw:frame draw:style-name="fr1" draw:name="Image18" text:anchor-type="char" svg:x="-0.0236in" svg:y="4.4409in" svg:width="6.6929in" svg:height="4.3965in" draw:z-index="17"><draw:image xlink:href="Pictures/10000001000003360000021C2767A946EBE4D3D3.png" xlink:type="simple" xlink:show="embed" xlink:actuate="onLoad" draw:mime-type="image/png"/></draw:frame></text:p>
      <text:p text:style-name="P1"><draw:frame draw:style-name="fr1" draw:name="Image20" text:anchor-type="char" svg:x="-0.2457in" svg:y="0.1929in" svg:width="6.6929in" svg:height="0.7417in" draw:z-index="18"><draw:image xlink:href="Pictures/100000010000030800000056E665F85D9C85C719.png" xlink:type="simple" xlink:show="embed" xlink:actuate="onLoad" draw:mime-type="image/png"/></draw:frame><draw:frame draw:style-name="fr1" draw:name="Image19" text:anchor-type="char" svg:x="-0.3035in" svg:y="1.2654in" svg:width="6.4063in" svg:height="0.552in" draw:z-index="19"><draw:image xlink:href="Pictures/1000000100000267000000353AC3AD8138DB270C.png" xlink:type="simple" xlink:show="embed" xlink:actuate="onLoad" draw:mime-type="image/png"/></draw:frame><draw:frame draw:style-name="fr1" draw:name="Image21" text:anchor-type="char" svg:x="-0.2374in" svg:y="2.1047in" svg:width="6.6929in" svg:height="0.6583in" draw:z-index="20"><draw:image xlink:href="Pictures/10000001000002BD000000455C9DAC390789261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23:12:56.529608007</meta:creation-date>
    <dc:date>2024-01-26T23:34:17.754637719</dc:date>
    <meta:editing-duration>PT21M21S</meta:editing-duration>
    <meta:editing-cycles>1</meta:editing-cycles>
    <meta:document-statistic meta:table-count="0" meta:image-count="21" meta:object-count="0" meta:page-count="10" meta:paragraph-count="1" meta:word-count="0" meta:character-count="4" meta:non-whitespace-character-count="0"/>
    <meta:generator>LibreOffice/7.6.2.1$Linux_X86_64 LibreOffice_project/60$Build-1</meta:generator>
  </office:meta>
</office:document-meta>
</file>